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bdc70"/>
    </style:style>
    <style:style style:name="P3" style:family="paragraph" style:parent-style-name="Text_20_body">
      <style:paragraph-properties fo:text-align="center" style:justify-single-word="false"/>
      <style:text-properties officeooo:rsid="000d8f4f" officeooo:paragraph-rsid="000d8f4f"/>
    </style:style>
    <style:style style:name="P4" style:family="paragraph" style:parent-style-name="Title">
      <style:text-properties officeooo:paragraph-rsid="000bdc70"/>
    </style:style>
    <style:style style:name="P5" style:family="paragraph" style:parent-style-name="Text_20_body" style:list-style-name="L1">
      <style:text-properties officeooo:paragraph-rsid="000bdc70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3">
      <style:text-properties officeooo:paragraph-rsid="000bdc70"/>
    </style:style>
    <style:style style:name="P9" style:family="paragraph" style:parent-style-name="Text_20_body" style:list-style-name="L4">
      <style:text-properties fo:font-weight="bold" style:font-weight-asian="bold" style:font-weight-complex="bold"/>
    </style:style>
    <style:style style:name="P10" style:family="paragraph" style:parent-style-name="Text_20_body" style:list-style-name="L4">
      <style:text-properties fo:font-weight="bold" officeooo:rsid="000d8f4f" officeooo:paragraph-rsid="000d8f4f" style:font-weight-asian="bold" style:font-weight-complex="bold"/>
    </style:style>
    <style:style style:name="P11" style:family="paragraph" style:parent-style-name="Text_20_body" style:list-style-name="L5">
      <style:text-properties officeooo:paragraph-rsid="000d8f4f"/>
    </style:style>
    <style:style style:name="P12" style:family="paragraph" style:parent-style-name="Text_20_body" style:list-style-name="L6">
      <style:text-properties fo:font-weight="normal" officeooo:paragraph-rsid="000d8f4f" style:font-weight-asian="normal" style:font-weight-complex="normal"/>
    </style:style>
    <style:style style:name="P13" style:family="paragraph" style:parent-style-name="Text_20_body" style:list-style-name="L7">
      <style:text-properties officeooo:paragraph-rsid="000d8f4f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text-properties officeooo:paragraph-rsid="000d8f4f"/>
    </style:style>
    <style:style style:name="P16" style:family="paragraph" style:parent-style-name="Text_20_body" style:list-style-name="L9"/>
    <style:style style:name="T1" style:family="text">
      <style:text-properties officeooo:rsid="000bdc70"/>
    </style:style>
    <style:style style:name="T2" style:family="text">
      <style:text-properties officeooo:rsid="000d8f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SL-certifikater</text:p>
      <text:p text:style-name="Subtitle"><text:span text:style-name="T1">M</text:span>anuel udskiftning</text:p>
      <text:p text:style-name="Text_20_body"/>
      <text:p text:style-name="P3">&lt;&lt;BEMÆRK, at vejledningen i første omgang er udarbejdet for en specifik kommune, så tilpasninger kan være nødvendige i andre kommuner.&gt;&gt;</text:p>
      <text:p text:style-name="Text_20_body"/>
      <text:h text:style-name="Heading_20_1" text:outline-level="1">Kopier certifikat og n<text:span text:style-name="T1">ø</text:span>gle til <text:span text:style-name="T1">OS2MO-</text:span>serveren</text:h>
      <text:p text:style-name="Text_20_body"/>
      <text:p text:style-name="Text_20_body">Dette kan enten g<text:span text:style-name="T1">ø</text:span>res med en grafisk klient (som f.eks filezilla <text:a xlink:type="simple" xlink:href="https://filezilla-project.org/" text:style-name="Internet_20_link" text:visited-style-name="Visited_20_Internet_20_Link">https://filezilla-project.org</text:a>), <text:span text:style-name="T1">e</text:span>ller det kan <text:span text:style-name="T1">gø</text:span>res via en terminal-klient.</text:p>
      <text:list xml:id="list1518129018" text:style-name="L1">
        <text:list-item>
          <text:p text:style-name="P5">Host: sdOS2MOdev01.samdrift.dk</text:p>
        </text:list-item>
        <text:list-item>
          <text:p text:style-name="P5">Port: 22</text:p>
        </text:list-item>
      </text:list>
      <text:p text:style-name="Text_20_body">Certifikat og n<text:span text:style-name="T1">ø</text:span>gle skal placeres som f<text:span text:style-name="T1">ø</text:span>lgende:</text:p>
      <text:list xml:id="list2135350214" text:style-name="L2">
        <text:list-item>
          <text:p text:style-name="P6">/etc/ssl/<text:span text:style-name="T1">&lt;kommune&gt;</text:span>/wildcard_samdrift_dk.crt</text:p>
        </text:list-item>
        <text:list-item>
          <text:p text:style-name="P6">/etc/ssl/<text:span text:style-name="T1">&lt;kommune&gt;</text:span>/wildcard_samdrift_dk.key</text:p>
        </text:list-item>
      </text:list>
      <text:p text:style-name="Text_20_body">Eksempel ved brug af <text:span text:style-name="T1">SFTP</text:span> i terminalen:</text:p>
      <text:list xml:id="list4087293852" text:style-name="L3">
        <text:list-item>
          <text:p text:style-name="P7">user@pc ~ # cd /path/to/certificates</text:p>
        </text:list-item>
        <text:list-item>
          <text:p text:style-name="P7">user@pc ~ # sftp sdOS2MOdev01.samdrift.dk</text:p>
        </text:list-item>
      </text:list>
      <text:p text:style-name="Text_20_body"/>
      <text:list xml:id="list125142512291883" text:continue-numbering="true" text:style-name="L3">
        <text:list-item>
          <text:p text:style-name="P8">sftp&gt; cd /etc/ssl/<text:span text:style-name="T1">&lt;kommune&gt;</text:span></text:p>
        </text:list-item>
        <text:list-item>
          <text:p text:style-name="P7">sftp&gt; put wildcard_samdrift_dk.key</text:p>
        </text:list-item>
        <text:list-item>
          <text:p text:style-name="P7">sftp&gt; put wildcard_samdrift_dk.pem</text:p>
        </text:list-item>
      </text:list>
      <text:p text:style-name="P2">S<text:span text:style-name="T1">å</text:span>fremt certifikat og n<text:span text:style-name="T1">ø</text:span>gle kommer i "et pkcs12 bundle", som f.eks en wildcard_<text:span text:style-name="T1">&lt;kommune&gt;</text:span>.pfx fil, skal certifikat og n<text:span text:style-name="T1">ø</text:span>gle <text:span text:style-name="T1">trækkes ud </text:span>p<text:span text:style-name="T1">å</text:span> f<text:span text:style-name="T1">ø</text:span>lgende vis:</text:p>
      <text:list xml:id="list673339612" text:style-name="L4">
        <text:list-item>
          <text:p text:style-name="P9">Udtr<text:span text:style-name="T1">æ</text:span>k en <text:span text:style-name="T1">rsa</text:span> n<text:span text:style-name="T1">ø</text:span>gle</text:p>
        </text:list-item>
      </text:list>
      <text:list xml:id="list1602811265" text:style-name="L5">
        <text:list-item>
          <text:p text:style-name="P11">user@pc ~ # openssl pkcs12 -in <text:s/>wildcard_<text:span text:style-name="T1">&lt;kommune&gt;</text:span>.pfx -nocerts -out wildcard_samdrift_dk.rsa</text:p>
        </text:list-item>
        <text:list-item>
          <text:p text:style-name="P11">Enter Import Password: ********</text:p>
        </text:list-item>
        <text:list-item>
          <text:p text:style-name="P11">Enter PEM pass phrase: Test1234 </text:p>
        </text:list-item>
      </text:list>
      <text:list xml:id="list125141684833344" text:continue-list="list673339612" text:style-name="L4">
        <text:list-item>
          <text:p text:style-name="P9"><text:soft-page-break/>Fjern PEM pass phrase fra n<text:span text:style-name="T2">ø</text:span>gle:</text:p>
        </text:list-item>
      </text:list>
      <text:list xml:id="list1634460716" text:style-name="L6">
        <text:list-item>
          <text:p text:style-name="P12">user@pc ~ # openssl rsa -in <text:s/>wwildcard_samdrift_dk.rsa -out wildcard_samdrift_dk.key</text:p>
        </text:list-item>
      </text:list>
      <text:list xml:id="list125140854591922" text:continue-list="list125141684833344" text:style-name="L4">
        <text:list-item>
          <text:p text:style-name="P10">Udtræk certifikat</text:p>
        </text:list-item>
      </text:list>
      <text:list xml:id="list1676056531" text:style-name="L7">
        <text:list-item>
          <text:p text:style-name="P13">user@pc ~ # openssl pkcs12 -in wildcard_<text:span text:style-name="T1">&lt;kommune&gt;</text:span>.pfx -clcerts -nokeys -out wildcard_samdrift_dk.crt</text:p>
        </text:list-item>
      </text:list>
      <text:p text:style-name="Text_20_body">Herefter skal de nye file<text:span text:style-name="T2">r</text:span> kopieres til serveren som i det tidligere eksempel:</text:p>
      <text:list xml:id="list737253902" text:style-name="L8">
        <text:list-item>
          <text:p text:style-name="P15">sftp&gt; cd /etc/ssl/<text:span text:style-name="T1">&lt;kommune&gt;</text:span></text:p>
        </text:list-item>
        <text:list-item>
          <text:p text:style-name="P14">sftp&gt; put wildcard_samdrift_dk.key</text:p>
        </text:list-item>
        <text:list-item>
          <text:p text:style-name="P14">sftp&gt; put wildcard_samdrift_dk.crt</text:p>
        </text:list-item>
      </text:list>
      <text:p text:style-name="Text_20_body">Hvis filnavnene p<text:span text:style-name="T2">å</text:span> certfikat/n<text:span text:style-name="T2">ø</text:span>gle er u<text:span text:style-name="T2">æ</text:span>ndre<text:span text:style-name="T2">de</text:span>, kan servicen "nginx" genstartes.</text:p>
      <text:list xml:id="list148748933" text:style-name="L9">
        <text:list-item>
          <text:p text:style-name="P16">user@pc ~ # ssh sdOS2MOdev01.samdrift.dk</text:p>
        </text:list-item>
        <text:list-item>
          <text:p text:style-name="P16">user@pc ~ # sudo systemctl restart nginx</text:p>
        </text:list-item>
      </text:list>
      <text:p text:style-name="Text_20_body">*NB! Hvis filnavnene er <text:span text:style-name="T2">æ</text:span>ndret, skal der sendes en mail til steffen@magenta.dk*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06:53.283000000</meta:creation-date>
    <dc:date>2019-06-14T08:22:43.961000000</dc:date>
    <meta:editing-duration>PT5M40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2" meta:paragraph-count="34" meta:word-count="241" meta:character-count="1736" meta:non-whitespace-character-count="1547"/>
  </office:meta>
</office:document-meta>
</file>